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4ff5ed" officeooo:paragraph-rsid="004ff5e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0865f2" officeooo:paragraph-rsid="000f639f" style:font-size-asian="28pt" style:font-size-complex="28pt"/>
    </style:style>
    <style:style style:name="T1" style:family="text">
      <style:text-properties fo:color="#1841d2" loext:opacity="100%" style:text-line-through-style="none" style:text-line-through-type="none" style:text-underline-style="solid" style:text-underline-width="auto" style:text-underline-color="font-color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ken Screen </text:p>
      <text:p text:style-name="P2">Battery<text:span text:style-name="T1">✅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03T14:17:41.632806900</meta:print-date>
    <dc:date>2025-11-04T09:50:18.209284400</dc:date>
    <meta:editing-duration>P7DT19H16M37S</meta:editing-duration>
    <meta:editing-cycles>7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2" meta:word-count="3" meta:character-count="22" meta:non-whitespace-character-count="20"/>
  </office:meta>
</office:document-meta>
</file>